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33f1" officeooo:paragraph-rsid="000833f1"/>
    </style:style>
    <style:style style:name="P2" style:family="paragraph" style:parent-style-name="Standard">
      <style:text-properties officeooo:rsid="00098cb9" officeooo:paragraph-rsid="00098cb9"/>
    </style:style>
    <style:style style:name="P3" style:family="paragraph" style:parent-style-name="Standard">
      <style:text-properties officeooo:rsid="000ae8ee" officeooo:paragraph-rsid="000ae8ee"/>
    </style:style>
    <style:style style:name="P4" style:family="paragraph" style:parent-style-name="Standard">
      <style:text-properties officeooo:rsid="000cabd9" officeooo:paragraph-rsid="000de434"/>
    </style:style>
    <style:style style:name="P5" style:family="paragraph" style:parent-style-name="Standard">
      <style:text-properties officeooo:rsid="000de434" officeooo:paragraph-rsid="000de434"/>
    </style:style>
    <style:style style:name="P6" style:family="paragraph" style:parent-style-name="Standard">
      <style:text-properties style:text-line-through-style="solid" style:text-line-through-type="single" officeooo:rsid="00098cb9" officeooo:paragraph-rsid="00098cb9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officeooo:rsid="00098cb9" officeooo:paragraph-rsid="00098cb9"/>
    </style:style>
    <style:style style:name="P8" style:family="paragraph" style:parent-style-name="Standard">
      <style:text-properties officeooo:rsid="000febeb" officeooo:paragraph-rsid="000febeb"/>
    </style:style>
    <style:style style:name="P9" style:family="paragraph" style:parent-style-name="Standard">
      <style:text-properties officeooo:rsid="00114513" officeooo:paragraph-rsid="00114513"/>
    </style:style>
    <style:style style:name="P10" style:family="paragraph" style:parent-style-name="Standard">
      <style:text-properties style:text-line-through-style="solid" style:text-line-through-type="single" officeooo:rsid="00098cb9" officeooo:paragraph-rsid="00098cb9"/>
    </style:style>
    <style:style style:name="P11" style:family="paragraph" style:parent-style-name="Standard">
      <style:text-properties officeooo:rsid="00098cb9" officeooo:paragraph-rsid="00098cb9"/>
    </style:style>
    <style:style style:name="P12" style:family="paragraph" style:parent-style-name="Standard">
      <style:text-properties officeooo:rsid="000de434" officeooo:paragraph-rsid="0012657e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officeooo:rsid="00098cb9" officeooo:paragraph-rsid="00098cb9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officeooo:rsid="000de434"/>
    </style:style>
    <style:style style:name="T3" style:family="text">
      <style:text-properties officeooo:rsid="001265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pitolo 3 – Il Documento</text:p>
      <text:p text:style-name="P1"/>
      <text:p text:style-name="P1">3.1. <text:tab/>Documento informatico e analogico: definizione e disciplina giuridica</text:p>
      <text:p text:style-name="P1">3.2. <text:tab/>Redazione/formazione del documento amministrativo informatico</text:p>
      <text:p text:style-name="P1">3.2.1.<text:tab/>Validazione Temporale</text:p>
      <text:p text:style-name="P1">3.2.2. <text:tab/>Formati</text:p>
      <text:p text:style-name="P1">3.3. <text:tab/>Redazione/formazione del documento amministrativo informatico</text:p>
      <text:p text:style-name="P1">3.4. <text:tab/>Metadati</text:p>
      <text:p text:style-name="P1">3.4.1. <text:tab/>Obiettivi dei metadati archivistici</text:p>
      <text:p text:style-name="P1">3.4.2. <text:tab/>Metadati associati al documento informatico</text:p>
      <text:p text:style-name="P2">3.5 <text:tab/>Documenti redatti in originale su supporto analogico</text:p>
      <text:p text:style-name="P2">3.6<text:tab/>Distinzione dei documenti in base allo stato di trasmissione</text:p>
      <text:p text:style-name="P2">3.7<text:tab/>Copia del documento informatico e analogico: nozione</text:p>
      <text:p text:style-name="P2">3.8<text:tab/>Copia informatica del documento amministrativo analogico</text:p>
      <text:p text:style-name="P3">3.9<text:tab/>Estratto informatico di documento amministrativo informatico</text:p>
      <text:p text:style-name="P3">3.10<text:tab/>Copia analogica di documento amministrativo informatico</text:p>
      <text:p text:style-name="P2"/>
      <text:p text:style-name="P3">Capitolo 4 – Sistema di classificazione <text:span text:style-name="T3">e</text:span> fascicolazione <text:span text:style-name="T2">(</text:span><text:span text:style-name="T3">c_PA - 10</text:span><text:span text:style-name="T2">)</text:span></text:p>
      <text:p text:style-name="P4">Capitolo 5 – <text:span text:style-name="T2">La gestione degli archivi (Cdc)</text:span></text:p>
      <text:p text:style-name="P4">Capitolo <text:span text:style-name="T2">6 – Il Protocollo Informatico (Cdc)</text:span></text:p>
      <text:p text:style-name="P12">Capitolo 7 – Flusso di lavorazione dei documenti (Cdc) <text:span text:style-name="T3">(c_PA – 11)</text:span></text:p>
      <text:p text:style-name="P5">Capitolo 8 - Regole di smistamento, assegnazione e presa in carico dei documenti ricevuti (c_PA)</text:p>
      <text:p text:style-name="P8">Capitolo 9 – Procedure particolari <text:span text:style-name="T2">(Cdc) </text:span><text:span text:style-name="T3">(c_PA – 11.8)</text:span></text:p>
      <text:p text:style-name="P8">Capitolo 10 – Il Sistema Informatico e la gestione operativa (Cdc - 9) (c_PA – 8)</text:p>
      <text:p text:style-name="P9">Capitolo 11 - Conservazione</text:p>
      <text:p text:style-name="P2"/>
      <text:p text:style-name="P6">3- Formazione dei documenti informatici</text:p>
      <text:p text:style-name="P7">3.1 <text:span text:style-name="T1">Formazione dei documenti informatici</text:span></text:p>
      <text:p text:style-name="P7">3.1.1 Formazione dei documenti informatici – aspetti attinenti alla sicurezza</text:p>
      <text:p text:style-name="P7">3.2 <text:span text:style-name="T1">Generazione e gestione dei documenti informatici</text:span></text:p>
      <text:p text:style-name="P7">3.2.1 I contenuti del registro giornaliero di protocollo</text:p>
      <text:p text:style-name="P7">3.2.2 Flusso di gestione del documento informatico e piena integrazione con il protocollo informatico</text:p>
      <text:p text:style-name="P7">3.3 Registrazioni di sicurezza</text:p>
      <text:p text:style-name="P7">3.4 Trasmissione e interscambio dei documenti informatici</text:p>
      <text:p text:style-name="P7">3.4.1 Trasmissione e interscambio dei documenti informatici all’esterno della AOO (interoperabilità dei sistemi di protocollo informatico)</text:p>
      <text:p text:style-name="P7">3.4.2 Trasmissione e scambio dei documenti informatici all’interno della AOO</text:p>
      <text:p text:style-name="P7">3.5 Accesso ai documenti informatici da parte degli utenti appartenenti all’AOO</text:p>
      <text:p text:style-name="P7">3.6 Accesso esterno da parte di privati</text:p>
      <text:p text:style-name="P7">3.7 Accesso da parte di altre pubbliche amministrazioni</text:p>
      <text:p text:style-name="P7">3.8 Conservazione dei documenti informatici</text:p>
      <text:p text:style-name="P2">4- Modalità di utilizzo di strumenti informatici per lo scambio di documenti</text:p>
      <text:p text:style-name="P7">4.1 Documento ricevuto dall’Amministrazione</text:p>
      <text:p text:style-name="P7">4.2 Documento inviato dall’Amministrazione</text:p>
      <text:p text:style-name="P7">4.3 Documento interno formale</text:p>
      <text:p text:style-name="P7">4.4 Documento interno informale</text:p>
      <text:p text:style-name="P7">4.5 Documento informatico</text:p>
      <text:p text:style-name="P7">4.6 <text:span text:style-name="T1">Documento analogico</text:span></text:p>
      <text:p text:style-name="P7"><text:soft-page-break/>4.7 <text:span text:style-name="T1">Duplicato del documento informatico e analogico</text:span></text:p>
      <text:p text:style-name="P7">4.8 <text:span text:style-name="T1">Copia del documento informatico e analogico: nozione</text:span></text:p>
      <text:p text:style-name="P7">4.9 <text:span text:style-name="T1">Copia informatica del documento amministrativo analogico</text:span></text:p>
      <text:p text:style-name="P7">4.10 <text:span text:style-name="T1">Estratto informatico di documento amministrativo informatico</text:span></text:p>
      <text:p text:style-name="P7">4.11 <text:span text:style-name="T1">Copia analogica di documento amministrativo informatico</text:span></text:p>
      <text:p text:style-name="P7">4.12 Formazione dei documenti - Aspetti operativi</text:p>
      <text:p text:style-name="P7">4.13 Sottoscrizione di documenti informatici</text:p>
      <text:p text:style-name="P7">4.14 Elenco dei formati dei documenti informatici</text:p>
      <text:p text:style-name="P7">4.15 Requisiti degli strumenti informatici di scambio</text:p>
      <text:p text:style-name="P7">4.16 Firma digitale</text:p>
      <text:p text:style-name="P7">4.17 Verifica delle firme nel SdP per i formati p7m</text:p>
      <text:p text:style-name="P7">4.18 Uso della posta elettronica certificata</text:p>
      <text:p text:style-name="P6">5- Descrizione del flusso di lavorazione dei documenti</text:p>
      <text:p text:style-name="P7">5.1 Generalità</text:p>
      <text:p text:style-name="P7">5.2 Flusso di lavorazione dei documenti in ingresso alla AOO</text:p>
      <text:p text:style-name="P7">5.2.1 Provenienza esterna dei documenti</text:p>
      <text:p text:style-name="P7">5.2.2 Provenienza di documenti interni formali</text:p>
      <text:p text:style-name="P7">5.2.3 Ricezione di documenti informatici da casella di posta elettronica certificata e interoperabilità di protocollo.</text:p>
      <text:p text:style-name="P7">5.2.4 Ricezione di documenti informatici su caselle di posta elettronica non certificate</text:p>
      <text:p text:style-name="P7">5.2.5 Ricezione di documenti informatici su supporti rimovibili</text:p>
      <text:p text:style-name="P7">5.2.6 Ricezione di documenti cartacei a mezzo posta convenzionale</text:p>
      <text:p text:style-name="P7">5.2.7 Errata ricezione di documenti informatici</text:p>
      <text:p text:style-name="P7">5.2.8 Errata ricezione di documenti cartacei</text:p>
      <text:p text:style-name="P7">5.2.9 Rilascio di ricevute attestanti la ricezione di documenti informatici</text:p>
      <text:p text:style-name="P7">5.2.10 Rilascio di ricevute attestanti la ricezione di documenti cartacei</text:p>
      <text:p text:style-name="P7">5.2.11 Attività di protocollazione dei documenti</text:p>
      <text:p text:style-name="P7">5.2.12 Archiviazione dei documenti informatici</text:p>
      <text:p text:style-name="P7">5.2.13 Archiviazione delle copie per immagine di documenti cartacei</text:p>
      <text:p text:style-name="P7">5.2.14 Smistamento ed assegnazione dei documenti ricevuti</text:p>
      <text:p text:style-name="P7">5.2.15 Archiviazione dei documenti nell’archivio corrente</text:p>
      <text:p text:style-name="P7">5.2.16 Archiviazione dei documenti e dei fascicoli nella fase corrente</text:p>
      <text:p text:style-name="P7">5.3 Flusso dei documenti in uscita dalla AOO</text:p>
      <text:p text:style-name="P7">5.3.1 Sorgente interna dei documenti</text:p>
      <text:p text:style-name="P7">5.3.2 Verifica formale dei documenti da spedire</text:p>
      <text:p text:style-name="P7">5.3.3 Registrazione di protocollo e segnatura</text:p>
      <text:p text:style-name="P7">5.3.4 Trasmissione di documenti informatici</text:p>
      <text:p text:style-name="P7">5.3.5 Trasmissione di documenti cartacei a mezzo posta</text:p>
      <text:p text:style-name="P7">5.3.6 Affrancatura dei documenti in partenza</text:p>
      <text:p text:style-name="P7">5.3.7 Documenti in partenza per posta convenzionale con più destinatari</text:p>
      <text:p text:style-name="P7">5.3.8 Trasmissione di documenti cartacei a mezzo telefax</text:p>
      <text:p text:style-name="P7">5.3.9 Inserimento delle ricevute di trasmissione nel fascicolo</text:p>
      <text:p text:style-name="P2">6- <text:span text:style-name="T1">Regole di smistamento, assegnazione e presa in carico dei documenti ricevuti</text:span></text:p>
      <text:p text:style-name="P7">6.1 Regole disponibili con il SdP</text:p>
      <text:p text:style-name="P7">6.2 Attività di smistamento, presa in carico ed assegnazione dei documenti</text:p>
      <text:p text:style-name="P7">6.3 Corrispondenza di particolare rilevanza</text:p>
      <text:p text:style-name="P7">6.4 Modifica degli smistamenti e delle assegnazioni</text:p>
      <text:p text:style-name="P6">7- Regole di smistamento dei documenti inviati</text:p>
      <text:p text:style-name="P6"><text:soft-page-break/>8- UOR responsabilità delle attività di registrazione di Protocollo, organizzazione e tenuta dei documenti</text:p>
      <text:p text:style-name="P7">8.1 Unità Organizzative di registrazione di Protocollo</text:p>
      <text:p text:style-name="P7">8.2 Servizio per la tenuta del protocollo informatico e dell’archivio</text:p>
      <text:p text:style-name="P7">8.3 Operatori di protocollo</text:p>
      <text:p text:style-name="P7">8.3.1 Operatori dell’UOP centrale di protocollo denominata “ufficio archivio e protocollo interoperabile”</text:p>
      <text:p text:style-name="P7">8.3.2 Operatori di protocollo delle UOP su postazione decentrata addetti alla protocollazione e smistamento interno dei documenti</text:p>
      <text:p text:style-name="P7">8.3.3 Operatori di protocollo delle UOP su postazione decentrata addetti alla presa in carico ed assegnazione dei documenti</text:p>
      <text:p text:style-name="P7">8.3.4 Gli operatori di protocollo addetti alla consultazione</text:p>
      <text:p text:style-name="P2">9- Elenco dei documenti esclusi dalla registrazione di Protocollo e documenti soggetti a registrazione particolari</text:p>
      <text:p text:style-name="P7">9.1 Documenti esclusi</text:p>
      <text:p text:style-name="P7">9.2 Documentazione soggetta a registrazione mediante registri particolari</text:p>
      <text:p text:style-name="P2">10- <text:span text:style-name="T1">Sistema di classificazione, fascicolazione e archiviazione dei documenti</text:span></text:p>
      <text:p text:style-name="P7">10.1 Protezione e conservazione degli archivi pubblici</text:p>
      <text:p text:style-name="P7">10.1.1 Caratteristiche generali</text:p>
      <text:p text:style-name="P7">10.1.2 Misure di protezione e conservazione degli archivi pubblici</text:p>
      <text:p text:style-name="P7">10.2 Titolario o piano di classificazione</text:p>
      <text:p text:style-name="P7">10.2.1 Titolario</text:p>
      <text:p text:style-name="P7">10.2.2 Classificazione dei documenti</text:p>
      <text:p text:style-name="P7">10.3. Fascicoli</text:p>
      <text:p text:style-name="P7">10.3.1 Fascicolazione dei documenti</text:p>
      <text:p text:style-name="P7">10.3.2 Apertura e chiusura dei fascicoli dei fascicoli</text:p>
      <text:p text:style-name="P7">10.3.3 Fascicoli relativi ad affari o procedimenti amministrativi</text:p>
      <text:p text:style-name="P7">10.3.4 Fascicoli relativi a persone fisiche o giuridiche</text:p>
      <text:p text:style-name="P7">10.3.5 Repertorio dei fascicoli</text:p>
      <text:p text:style-name="P7">10.4 Serie archivistiche e repertori</text:p>
      <text:p text:style-name="P7">10.4.1 Serie archivistiche</text:p>
      <text:p text:style-name="P7">10.4.2 Repertori e serie archivistiche</text:p>
      <text:p text:style-name="P7">10.5 La tenuta dell’Archivio</text:p>
      <text:p text:style-name="P7">10.6 Selezione e scarto di documenti di inutile conservazione</text:p>
      <text:p text:style-name="P7">10.7 Consultazione e movimentazione dell’archivio corrente, di deposito e storico</text:p>
      <text:p text:style-name="P7">10.7.1 Principi generali</text:p>
      <text:p text:style-name="P7">10.7.2 Accesso ai documenti dell’Archivio</text:p>
      <text:p text:style-name="P7">10.7.3 Consultazione da parte di personale interno all’Amministrazione</text:p>
      <text:p text:style-name="P7">10.7.4. Consultazione da parte di utenti esterni all’Amministrazione</text:p>
      <text:p text:style-name="P2">11- Modalità di produzione e di conservazione delle registrazioni di Protocollo informatico</text:p>
      <text:p text:style-name="P7">11.1 Unicità del protocollo informatico</text:p>
      <text:p text:style-name="P7">11.2 Registro giornaliero di protocollo</text:p>
      <text:p text:style-name="P7">11.3 Registrazione di protocollo</text:p>
      <text:p text:style-name="P7">11.3.1 Documenti informatici</text:p>
      <text:p text:style-name="P7">11.3.2 Documenti analogici (cartacei e supporti rimovibili)</text:p>
      <text:p text:style-name="P7">11.4 Elementi facoltativi delle registrazioni di protocollo</text:p>
      <text:p text:style-name="P7">11.5 Segnatura di protocollo dei documenti</text:p>
      <text:p text:style-name="P7">11.5.1 Segnatura di protocollo dei documenti informatici</text:p>
      <text:p text:style-name="P7">11.5.2 Segnatura di protocollo dei documenti cartacei</text:p>
      <text:p text:style-name="P7"><text:soft-page-break/>11.6 Annullamento delle registrazioni di protocollo</text:p>
      <text:p text:style-name="P7">11.7 Livello di riservatezza</text:p>
      <text:p text:style-name="P7">11.8. Casistica e comportament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1T22:44:46.666254731</meta:creation-date>
    <meta:editing-duration>PT10M4S</meta:editing-duration>
    <meta:editing-cycles>4</meta:editing-cycles>
    <meta:generator>LibreOffice/7.1.7.2$Linux_X86_64 LibreOffice_project/10$Build-2</meta:generator>
    <dc:date>2022-05-01T23:05:15.486809093</dc:date>
    <meta:document-statistic meta:table-count="0" meta:image-count="0" meta:object-count="0" meta:page-count="4" meta:paragraph-count="138" meta:word-count="990" meta:character-count="7475" meta:non-whitespace-character-count="6604"/>
  </office:meta>
</office:document-meta>
</file>